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iberation Mono', Menlo, Monaco, Courier, monospace"/>
    <style:font-face style:name="Courier New1" svg:font-family="'Courier New', monospace"/>
    <style:font-face style:name="OpenSymbol" svg:font-family="OpenSymbol"/>
    <style:font-face style:name="Source Sans Pro" svg:font-family="'Source Sans Pro', 'Lucida Grande', sans-serif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2" style:family="paragraph" style:parent-style-name="Text_20_body" style:list-style-name="L1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3" style:family="paragraph" style:parent-style-name="Text_20_body" style:list-style-name="L2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4" style:family="paragraph" style:parent-style-name="Text_20_body" style:list-style-name="L3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5" style:family="paragraph" style:parent-style-name="Text_20_body" style:list-style-name="L4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6" style:family="paragraph" style:parent-style-name="Text_20_body" style:list-style-name="L5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7" style:family="paragraph" style:parent-style-name="Text_20_body" style:list-style-name="L6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8" style:family="paragraph" style:parent-style-name="Text_20_body" style:list-style-name="L7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9" style:family="paragraph" style:parent-style-name="Text_20_body" style:list-style-name="L8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10" style:family="paragraph" style:parent-style-name="Text_20_body" style:list-style-name="L9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11" style:family="paragraph" style:parent-style-name="Text_20_body" style:list-style-name="L10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12" style:family="paragraph" style:parent-style-name="Text_20_body" style:list-style-name="L11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13" style:family="paragraph" style:parent-style-name="Text_20_body" style:list-style-name="L12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14" style:family="paragraph" style:parent-style-name="Text_20_body" style:list-style-name="L13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15" style:family="paragraph" style:parent-style-name="Text_20_body">
      <style:paragraph-properties fo:margin-left="0in" fo:margin-right="0in" fo:margin-top="0in" fo:margin-bottom="0.1563in" fo:orphans="2" fo:widows="2" fo:text-indent="0in" style:auto-text-indent="false" fo:padding="0in" fo:border="none"/>
    </style:style>
    <style:style style:name="P16" style:family="paragraph" style:parent-style-name="Text_20_body">
      <style:paragraph-properties fo:margin-left="0in" fo:margin-right="0in" fo:margin-top="0in" fo:margin-bottom="0.1563in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P17" style:family="paragraph" style:parent-style-name="Text_20_body">
      <style:paragraph-properties fo:margin-left="0in" fo:margin-right="0in" fo:margin-top="0in" fo:margin-bottom="0.1563in" fo:orphans="2" fo:widows="2" fo:text-indent="0in" style:auto-text-indent="false" fo:padding="0in" fo:border="none"/>
      <style:text-properties fo:font-variant="normal" fo:text-transform="none" fo:color="#333333" style:font-name="inherit" fo:font-size="12pt" fo:letter-spacing="normal" fo:font-style="normal" fo:font-weight="normal"/>
    </style:style>
    <style:style style:name="P18" style:family="paragraph" style:parent-style-name="Text_20_body" style:list-style-name="L1">
      <style:paragraph-properties fo:margin-left="0in" fo:margin-right="0in" fo:margin-top="0in" fo:margin-bottom="0.1563in" fo:orphans="2" fo:widows="2" fo:text-indent="0in" style:auto-text-indent="false" fo:padding="0in" fo:border="none"/>
      <style:text-properties fo:font-variant="normal" fo:text-transform="none" fo:color="#333333" style:font-name="inherit" fo:font-size="12pt" fo:letter-spacing="normal" fo:font-style="normal" fo:font-weight="normal"/>
    </style:style>
    <style:style style:name="P19" style:family="paragraph" style:parent-style-name="Heading_20_2">
      <style:paragraph-properties fo:margin-left="0in" fo:margin-right="0in" fo:margin-top="0.25in" fo:margin-bottom="0.1665in" fo:line-height="120%" fo:orphans="2" fo:widows="2" fo:text-indent="0in" style:auto-text-indent="false" fo:padding="0in" fo:border="none"/>
      <style:text-properties fo:font-variant="normal" fo:text-transform="none" fo:color="#333333" style:font-name="inherit" fo:font-size="18pt" fo:letter-spacing="normal" fo:font-style="normal" fo:font-weight="bold"/>
    </style:style>
    <style:style style:name="P20" style:family="paragraph" style:parent-style-name="Heading_20_4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21" style:family="paragraph" style:parent-style-name="Heading_20_4">
      <style:paragraph-properties fo:margin-left="0in" fo:margin-right="0in" fo:margin-top="0.1665in" fo:margin-bottom="0.0417in" fo:orphans="2" fo:widows="2" fo:text-indent="0in" style:auto-text-indent="false" fo:padding="0in" fo:border="none"/>
      <style:text-properties fo:font-variant="normal" fo:text-transform="none" fo:color="#333333" style:font-name="inherit" fo:font-size="13.5pt" fo:letter-spacing="normal" fo:font-style="normal" fo:font-weight="bold"/>
    </style:style>
    <style:style style:name="P22" style:family="paragraph" style:parent-style-name="Preformatted_20_Text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000000" style:font-name="inherit" fo:font-size="12pt" fo:letter-spacing="normal" fo:font-style="normal" fo:font-weight="normal" fo:background-color="#f0f0f0"/>
    </style:style>
    <style:style style:name="P23" style:family="paragraph" style:parent-style-name="Preformatted_20_Text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000000" fo:letter-spacing="normal" fo:background-color="#f0f0f0"/>
    </style:style>
    <style:style style:name="P24" style:family="paragraph" style:parent-style-name="Preformatted_20_Text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999988" style:font-name="inherit" fo:font-size="12pt" fo:letter-spacing="normal" fo:font-style="italic" fo:font-weight="normal" fo:background-color="#f0f0f0"/>
    </style:style>
    <style:style style:name="P25" style:family="paragraph" style:parent-style-name="Heading_20_3">
      <style:paragraph-properties fo:margin-left="0in" fo:margin-right="0in" fo:margin-top="0.1665in" fo:margin-bottom="0.0417in" fo:line-height="100%" fo:orphans="2" fo:widows="2" fo:text-indent="0in" style:auto-text-indent="false" fo:padding="0in" fo:border="none"/>
      <style:text-properties fo:font-variant="normal" fo:text-transform="none" fo:color="#333333" style:font-name="inherit" fo:font-size="15pt" fo:letter-spacing="normal" fo:font-style="normal" fo:font-weight="bold"/>
    </style:style>
    <style:style style:name="P26" style:family="paragraph" style:parent-style-name="Heading_20_3">
      <style:paragraph-properties fo:margin-left="0in" fo:margin-right="0in" fo:margin-top="0.1665in" fo:margin-bottom="0.0417in" fo:line-height="100%" fo:orphans="2" fo:widows="2" fo:text-indent="0in" style:auto-text-indent="false" fo:padding="0in" fo:border="none"/>
    </style:style>
    <style:style style:name="T1" style:family="text">
      <style:text-properties fo:font-variant="normal" fo:text-transform="none" style:text-line-through-style="none" style:font-name="Source Sans Pro" fo:font-size="24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style:font-name="Source Sans Pro" fo:font-size="24pt" fo:letter-spacing="normal" fo:font-style="normal" fo:font-weight="normal"/>
    </style:style>
    <style:style style:name="T3" style:family="text">
      <style:text-properties fo:font-variant="normal" fo:text-transform="none" fo:color="#333333" style:font-name="inherit" fo:font-size="12pt" fo:letter-spacing="normal" fo:font-style="normal" fo:font-weight="normal"/>
    </style:style>
    <style:style style:name="T4" style:family="text">
      <style:text-properties fo:font-variant="normal" fo:text-transform="none" fo:color="#333333" style:font-name="Consolas" fo:font-size="12pt" fo:letter-spacing="normal" fo:font-style="normal" fo:font-weight="normal" fo:background-color="#f5f5f5"/>
    </style:style>
    <style:style style:name="T5" style:family="text">
      <style:text-properties fo:font-variant="normal" fo:text-transform="none" fo:color="#333333" style:font-name="Consolas" fo:font-size="13.5pt" fo:letter-spacing="normal" fo:font-style="normal" fo:font-weight="bold" fo:background-color="#f5f5f5"/>
    </style:style>
    <style:style style:name="T6" style:family="text">
      <style:text-properties fo:font-variant="normal" fo:text-transform="none" fo:color="#cb3837" style:text-line-through-style="none" style:font-name="inherit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cb3837" style:text-line-through-style="none" style:font-name="inherit" fo:font-size="15pt" fo:letter-spacing="normal" fo:font-style="normal" style:text-underline-style="none" fo:font-weight="bold" style:text-blinking="false"/>
    </style:style>
    <style:style style:name="T8" style:family="text">
      <style:text-properties fo:font-variant="normal" fo:text-transform="none" fo:color="#cb3837" style:text-line-through-style="none" style:font-name="Consolas" fo:font-size="12pt" fo:letter-spacing="normal" fo:font-style="normal" style:text-underline-style="none" fo:font-weight="normal" style:text-blinking="false" fo:background-color="#f5f5f5"/>
    </style:style>
    <style:style style:name="T9" style:family="text">
      <style:text-properties style:font-name="inherit" fo:font-size="12pt" fo:font-style="normal" fo:font-weight="normal"/>
    </style:style>
    <style:style style:name="T10" style:family="text">
      <style:text-properties fo:color="#cb3837" style:text-line-through-style="none" style:text-underline-style="none" style:text-blinking="false"/>
    </style:style>
    <style:style style:name="T11" style:family="text">
      <style:text-properties fo:color="#222222"/>
    </style:style>
    <style:style style:name="T12" style:family="text">
      <style:text-properties fo:color="#222222" fo:font-weight="bold"/>
    </style:style>
    <style:style style:name="T13" style:family="text">
      <style:text-properties fo:color="#222222" style:font-name="inherit" fo:font-size="12pt" fo:font-style="normal" fo:font-weight="bold"/>
    </style:style>
    <style:style style:name="T14" style:family="text">
      <style:text-properties fo:color="#222222" style:font-name="inherit" fo:font-size="12pt" fo:font-style="normal" fo:font-weight="normal"/>
    </style:style>
    <style:style style:name="T15" style:family="text">
      <style:text-properties fo:color="#445588"/>
    </style:style>
    <style:style style:name="T16" style:family="text">
      <style:text-properties fo:color="#445588" style:font-name="inherit" fo:font-size="12pt" fo:font-style="normal" fo:font-weight="bold"/>
    </style:style>
    <style:style style:name="T17" style:family="text">
      <style:text-properties fo:color="#445588" style:font-name="inherit" fo:font-size="12pt" fo:font-style="normal" fo:font-weight="normal"/>
    </style:style>
    <style:style style:name="T18" style:family="text">
      <style:text-properties fo:color="#dd1144"/>
    </style:style>
    <style:style style:name="T19" style:family="text">
      <style:text-properties fo:color="#dd1144" style:font-name="inherit" fo:font-size="12pt" fo:font-style="normal" fo:font-weight="normal"/>
    </style:style>
    <style:style style:name="T20" style:family="text">
      <style:text-properties fo:color="#990000"/>
    </style:style>
    <style:style style:name="T21" style:family="text">
      <style:text-properties fo:color="#990000" style:font-name="inherit" fo:font-size="12pt" fo:font-style="normal" fo:font-weight="normal"/>
    </style:style>
    <style:style style:name="T22" style:family="text">
      <style:text-properties fo:color="#008080"/>
    </style:style>
    <style:style style:name="T23" style:family="text">
      <style:text-properties fo:color="#008080" style:font-name="inherit" fo:font-size="12pt" fo:font-style="normal" fo:font-weight="normal"/>
    </style:style>
    <style:style style:name="T24" style:family="text">
      <style:text-properties fo:color="#999988"/>
    </style:style>
    <style:style style:name="T25" style:family="text">
      <style:text-properties fo:color="#999988" fo:font-style="italic"/>
    </style:style>
    <style:style style:name="T26" style:family="text">
      <style:text-properties fo:color="#999988" style:font-name="inherit" fo:font-size="12pt" fo:font-style="italic" fo:font-weight="normal"/>
    </style:style>
    <style:style style:name="T27" style:family="text">
      <style:text-properties fo:color="#606aa1" style:font-name="inherit" fo:font-size="12pt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1787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1787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1787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1787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1787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1787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s://www.npmjs.com/package/express-handlebars" text:style-name="Internet_20_link" text:visited-style-name="Visited_20_Internet_20_Link"><text:span text:style-name="T1">express-handlebars</text:span></text:a><text:span text:style-name="T2"> </text:span></text:h>
      <text:section text:style-name="Sect1" text:name="readme">
        <text:p text:style-name="P15"><text:span text:style-name="T3">A </text:span><text:a xlink:type="simple" xlink:href="https://github.com/wycats/handlebars.js" text:style-name="Internet_20_link" text:visited-style-name="Visited_20_Internet_20_Link"><text:span text:style-name="T6">Handlebars</text:span></text:a><text:span text:style-name="T3"> view engine for </text:span><text:a xlink:type="simple" xlink:href="https://github.com/visionmedia/express" text:style-name="Internet_20_link" text:visited-style-name="Visited_20_Internet_20_Link"><text:span text:style-name="T6">Express</text:span></text:a><text:span text:style-name="T3"> which doesn't suck.</text:span></text:p>
        <text:p text:style-name="P16"><text:span text:style-name="T10"><draw:a xlink:type="simple" xlink:href="https://www.npmjs.org/package/express-handlebars"><draw:frame draw:style-name="fr1" draw:name="graphics1" text:anchor-type="as-char" svg:width="0.8138in" svg:height="0.4209in" draw:z-index="0"><draw:image xlink:href="https://img.shields.io/npm/v/express-handlebars.svg?style=flat-square" xlink:type="simple" xlink:show="embed" xlink:actuate="onLoad"/><svg:title>npm version</svg:title></draw:frame></draw:a></text:span> <text:span text:style-name="T10"><draw:a xlink:type="simple" xlink:href="https://david-dm.org/ericf/express-handlebars"><draw:frame draw:style-name="fr1" draw:name="graphics2" text:anchor-type="as-char" svg:width="0.8138in" svg:height="0.4209in" draw:z-index="1"><draw:image xlink:href="https://img.shields.io/david/ericf/express-handlebars.svg?style=flat-square" xlink:type="simple" xlink:show="embed" xlink:actuate="onLoad"/><svg:title>dependency status</svg:title></draw:frame></draw:a></text:span></text:p>
        <text:p text:style-name="P1"><text:span text:style-name="Strong_20_Emphasis"><text:span text:style-name="T3">This package used to be named </text:span></text:span><text:span text:style-name="Strong_20_Emphasis"><text:span text:style-name="Source_20_Text"><text:span text:style-name="T4">express3-handlebars</text:span></text:span></text:span><text:span text:style-name="Strong_20_Emphasis"><text:span text:style-name="T3">. The previous </text:span></text:span><text:span text:style-name="Strong_20_Emphasis"><text:span text:style-name="Source_20_Text"><text:span text:style-name="T4">express-handlebars</text:span></text:span></text:span><text:span text:style-name="Strong_20_Emphasis"><text:span text:style-name="T3">package by @jneen can be found </text:span></text:span><text:a xlink:type="simple" xlink:href="https://github.com/jneen/express-handlebars" text:style-name="Internet_20_link" text:visited-style-name="Visited_20_Internet_20_Link"><text:span text:style-name="Strong_20_Emphasis"><text:span text:style-name="T6">here</text:span></text:span></text:a><text:span text:style-name="Strong_20_Emphasis"><text:span text:style-name="T3">.</text:span></text:span></text:p>
        <text:h text:style-name="P19" text:outline-level="2"><text:bookmark text:name="user-content-goals--design"/>Goals &amp; Design</text:h>
        <text:p text:style-name="P17">I created this project out of frustration with the existing Handlebars view engines for Express. As of version 3.x, Express got out of the business of being a generic view engine — this was a great decision — leaving developers to implement the concepts of layouts, partials, and doing file I/O for their template engines of choice.</text:p>
        <text:h text:style-name="P25" text:outline-level="3"><text:bookmark text:name="user-content-goals-and-features"/>Goals and Features</text:h>
        <text:p text:style-name="P17">After building a half-dozen Express apps, I developed requirements and opinions about what a Handlebars view engine should provide and how it should be implemented. The following is that list:</text:p>
        <text:list xml:id="list1823540612496479628" text:style-name="L1">
          <text:list-item>
            <text:p text:style-name="P18">Add back the concept of "layout", which was removed in Express 3.x.</text:p>
          </text:list-item>
          <text:list-item>
            <text:p text:style-name="P18">Add back the concept of "partials" via Handlebars' partials mechanism.</text:p>
          </text:list-item>
          <text:list-item>
            <text:p text:style-name="P2"><text:span text:style-name="T3">Support a directories of partials; e.g., </text:span><text:span text:style-name="Source_20_Text"><text:span text:style-name="T4">{{&gt; foo/bar}}</text:span></text:span><text:span text:style-name="T3"> which exists on the file system at </text:span><text:span text:style-name="Source_20_Text"><text:span text:style-name="T4">views/partials/foo/bar.handlebars</text:span></text:span><text:span text:style-name="T3">, by default.</text:span></text:p>
          </text:list-item>
          <text:list-item>
            <text:p text:style-name="P18">Smart file system I/O and template caching. When in development, templates are always loaded from disk. In production, raw files and compiled templates are cached, including partials.</text:p>
          </text:list-item>
          <text:list-item>
            <text:p text:style-name="P18">All async and non-blocking. File system I/O is slow and servers should not be blocked from handling requests while reading from disk. I/O queuing is used to avoid doing unnecessary work.</text:p>
          </text:list-item>
          <text:list-item>
            <text:p text:style-name="P18">Ability to easily precompiled templates and partials for use on the client, enabling template sharing and reuse.</text:p>
          </text:list-item>
          <text:list-item>
            <text:p text:style-name="P18">Ability to use a different Handlebars module/implementation other than the Handlebars npm package.</text:p>
          </text:list-item>
        </text:list>
        <text:h text:style-name="P25" text:outline-level="3"><text:bookmark text:name="user-content-package-design"/><text:soft-page-break/>Package Design</text:h>
        <text:p text:style-name="P15"><text:span text:style-name="T3">This package was designed to work great for both the simple and complex use cases. I </text:span><text:span text:style-name="Emphasis"><text:span text:style-name="T3">intentionally</text:span></text:span><text:span text:style-name="T3"> made sure the full implementation is exposed and is easily overridable.</text:span></text:p>
        <text:p text:style-name="P1"><text:span text:style-name="T3">The package exports a function which can be invoked with no arguments or with a </text:span><text:span text:style-name="Source_20_Text"><text:span text:style-name="T4">config</text:span></text:span><text:span text:style-name="T3"> object and it will return a function (closed over sane defaults) which can be registered with an Express app. It's an engine factory function.</text:span></text:p>
        <text:p text:style-name="P17">This exported engine factory has two properties which expose the underlying implementation:</text:p>
        <text:list xml:id="list5501434928799517001" text:style-name="L2">
          <text:list-item>
            <text:p text:style-name="P3"><text:span text:style-name="Source_20_Text"><text:span text:style-name="T4">ExpressHandlebars()</text:span></text:span><text:span text:style-name="T3">: The constructor function which holds the internal implementation on its </text:span><text:span text:style-name="Source_20_Text"><text:span text:style-name="T4">prototype</text:span></text:span><text:span text:style-name="T3">. This produces instance objects which store their configuration, </text:span><text:span text:style-name="Source_20_Text"><text:span text:style-name="T4">compiled</text:span></text:span><text:span text:style-name="T3"> and </text:span><text:span text:style-name="Source_20_Text"><text:span text:style-name="T4">precompiled</text:span></text:span><text:span text:style-name="T3"> templates, and expose an </text:span><text:span text:style-name="Source_20_Text"><text:span text:style-name="T4">engine()</text:span></text:span><text:span text:style-name="T3"> function which can be registered with an Express app.</text:span></text:p>
          </text:list-item>
          <text:list-item>
            <text:p text:style-name="P3"><text:span text:style-name="Source_20_Text"><text:span text:style-name="T4">create()</text:span></text:span><text:span text:style-name="T3">: A convenience factory function for creating </text:span><text:span text:style-name="Source_20_Text"><text:span text:style-name="T4">ExpressHandlebars</text:span></text:span><text:span text:style-name="T3"> instances.</text:span></text:p>
          </text:list-item>
        </text:list>
        <text:p text:style-name="P1"><text:span text:style-name="T3">An instance-based approach is used so that multiple </text:span><text:span text:style-name="Source_20_Text"><text:span text:style-name="T4">ExpressHandlebars</text:span></text:span><text:span text:style-name="T3"> instances can be created with their own configuration, templates, partials, and helpers.</text:span></text:p>
        <text:h text:style-name="P19" text:outline-level="2"><text:bookmark text:name="user-content-installation"/>Installation</text:h>
        <text:p text:style-name="P17">Install using npm:</text:p>
        <text:p text:style-name="P22">$ npm install express-handlebars</text:p>
        <text:h text:style-name="P19" text:outline-level="2"><text:bookmark text:name="user-content-usage"/>Usage</text:h>
        <text:p text:style-name="P17">This view engine uses sane defaults that leverage the "Express-way" of structuring an app's views. This makes it trivial to use in basic apps:</text:p>
        <text:h text:style-name="P25" text:outline-level="3"><text:bookmark text:name="user-content-basic-usage"/>Basic Usage</text:h>
        <text:p text:style-name="P15"><text:span text:style-name="Strong_20_Emphasis"><text:span text:style-name="T3">Directory Structure:</text:span></text:span></text:p>
        <text:p text:style-name="P22">.</text:p>
        <text:p text:style-name="P23">├── <text:span text:style-name="T9">app.js</text:span></text:p>
        <text:p text:style-name="P23">└── <text:span text:style-name="T9">views</text:span></text:p>
        <text:p text:style-name="P23">    ├── <text:span text:style-name="T9">home.handlebars</text:span></text:p>
        <text:p text:style-name="P23">    └── <text:span text:style-name="T9">layouts</text:span></text:p>
        <text:p text:style-name="P23">        └── <text:span text:style-name="T9">main.handlebars</text:span></text:p>
        <text:p text:style-name="P23"> </text:p>
        <text:p text:style-name="P22">2 directories, 3 files</text:p>
        <text:p text:style-name="P22"/>
        <text:p text:style-name="P15"><text:span text:style-name="Strong_20_Emphasis"><text:span text:style-name="T3">app.js:</text:span></text:span></text:p>
        <text:p text:style-name="P17"><text:soft-page-break/>Creates a super simple Express app which shows the basic way to register a Handlebars view engine using this package.</text:p>
        <text:p text:style-name="P22"><text:span text:style-name="T11">var</text:span> express <text:span text:style-name="T12">=</text:span> <text:span text:style-name="T15">require</text:span>(<text:span text:style-name="T18">'express'</text:span>);</text:p>
        <text:p text:style-name="P22"><text:span text:style-name="T11">var</text:span> exphbs  <text:span text:style-name="T12">=</text:span> <text:span text:style-name="T15">require</text:span>(<text:span text:style-name="T18">'express-handlebars'</text:span>);</text:p>
        <text:p text:style-name="P23"> </text:p>
        <text:p text:style-name="P22"><text:span text:style-name="T11">var</text:span> app <text:span text:style-name="T12">=</text:span> <text:span text:style-name="T20">express</text:span>();</text:p>
        <text:p text:style-name="P23"> </text:p>
        <text:p text:style-name="P22"><text:span text:style-name="T22">app</text:span>.<text:span text:style-name="T20">engine</text:span>(<text:span text:style-name="T18">'handlebars'</text:span>, <text:span text:style-name="T20">exphbs</text:span>({defaultLayout<text:span text:style-name="T12">:</text:span> <text:span text:style-name="T18">'main'</text:span>}));</text:p>
        <text:p text:style-name="P22"><text:span text:style-name="T22">app</text:span>.<text:span text:style-name="T20">set</text:span>(<text:span text:style-name="T18">'view engine'</text:span>, <text:span text:style-name="T18">'handlebars'</text:span>);</text:p>
        <text:p text:style-name="P23"> </text:p>
        <text:p text:style-name="P22"><text:span text:style-name="T22">app</text:span>.<text:span text:style-name="T20">get</text:span>(<text:span text:style-name="T18">'/'</text:span>, <text:span text:style-name="T11">function</text:span> (<text:span text:style-name="T22">req</text:span>, <text:span text:style-name="T22">res</text:span>) {</text:p>
        <text:p text:style-name="P23">    <text:span text:style-name="T23">res</text:span><text:span text:style-name="T9">.</text:span><text:span text:style-name="T21">render</text:span><text:span text:style-name="T9">(</text:span><text:span text:style-name="T19">'home'</text:span><text:span text:style-name="T9">);</text:span></text:p>
        <text:p text:style-name="P22">});</text:p>
        <text:p text:style-name="P23"> </text:p>
        <text:p text:style-name="P22"><text:span text:style-name="T22">app</text:span>.<text:span text:style-name="T20">listen</text:span>(<text:span text:style-name="T18">3000</text:span>);</text:p>
        <text:p text:style-name="P22"/>
        <text:p text:style-name="P15"><text:span text:style-name="Strong_20_Emphasis"><text:span text:style-name="T3">views/layouts/main.handlebars:</text:span></text:span></text:p>
        <text:p text:style-name="P1"><text:span text:style-name="T3">The main layout is the HTML page wrapper which can be reused for the different views of the app. </text:span><text:span text:style-name="Source_20_Text"><text:span text:style-name="T4">{{{body}}}</text:span></text:span><text:span text:style-name="T3"> is used as a placeholder for where the main content should be rendered.</text:span></text:p>
        <text:p text:style-name="P22">&lt;!DOCTYPE html&gt;</text:p>
        <text:p text:style-name="P22">&lt;<text:span text:style-name="T22">html</text:span>&gt;</text:p>
        <text:p text:style-name="P22">&lt;<text:span text:style-name="T22">head</text:span>&gt;</text:p>
        <text:p text:style-name="P23">    <text:span text:style-name="T9">&lt;</text:span><text:span text:style-name="T23">meta</text:span><text:span text:style-name="T9"> </text:span><text:span text:style-name="T16">charset</text:span><text:span text:style-name="T9">=</text:span><text:span text:style-name="T19">"utf-8"</text:span><text:span text:style-name="T9">&gt;</text:span></text:p>
        <text:p text:style-name="P23">    <text:span text:style-name="T9">&lt;</text:span><text:span text:style-name="T23">title</text:span><text:span text:style-name="T9">&gt;Example App&lt;/</text:span><text:span text:style-name="T23">title</text:span><text:span text:style-name="T9">&gt;</text:span></text:p>
        <text:p text:style-name="P22">&lt;/<text:span text:style-name="T22">head</text:span>&gt;</text:p>
        <text:p text:style-name="P22">&lt;<text:span text:style-name="T22">body</text:span>&gt;</text:p>
        <text:p text:style-name="P23"> </text:p>
        <text:p text:style-name="P23">    <text:span text:style-name="T9">{{{body}}}</text:span></text:p>
        <text:p text:style-name="P23"> </text:p>
        <text:p text:style-name="P22">&lt;/<text:span text:style-name="T22">body</text:span>&gt;</text:p>
        <text:p text:style-name="P22">&lt;/<text:span text:style-name="T22">html</text:span>&gt;</text:p>
        <text:p text:style-name="P15"><text:span text:style-name="Strong_20_Emphasis"><text:span text:style-name="T3">views/home.handlebars:</text:span></text:span></text:p>
        <text:p text:style-name="P1"><text:span text:style-name="T3">The content for the app's home view which will be rendered into the layout's </text:span><text:span text:style-name="Source_20_Text"><text:span text:style-name="T4">{{{body}}}</text:span></text:span><text:span text:style-name="T3">.</text:span></text:p>
        <text:p text:style-name="P22">&lt;h1&gt;Example App: Home&lt;/h1&gt;</text:p>
        <text:h text:style-name="P21" text:outline-level="4"><text:bookmark text:name="user-content-running-the-example"/>Running the Example</text:h>
        <text:p text:style-name="P15"><text:span text:style-name="T3">The above example is bundled in this package's </text:span><text:a xlink:type="simple" xlink:href="https://github.com/ericf/express-handlebars/tree/master/examples" text:style-name="Internet_20_link" text:visited-style-name="Visited_20_Internet_20_Link"><text:span text:style-name="T6">examples directory</text:span></text:a><text:span text:style-name="T3">, where it can be run by:</text:span></text:p>
        <text:p text:style-name="P22">$ <text:span text:style-name="T15">cd</text:span> examples/basic/</text:p>
        <text:p text:style-name="P22">$ npm install</text:p>
        <text:p text:style-name="P22">$ npm start</text:p>
        <text:h text:style-name="P25" text:outline-level="3"><text:bookmark text:name="user-content-using-instances"/><text:soft-page-break/>Using Instances</text:h>
        <text:p text:style-name="P1"><text:span text:style-name="T3">Another way to use this view engine is to create an instance(s) of </text:span><text:span text:style-name="Source_20_Text"><text:span text:style-name="T4">ExpressHandlebars</text:span></text:span><text:span text:style-name="T3">, allowing access to the full API:</text:span></text:p>
        <text:p text:style-name="P22"><text:span text:style-name="T11">var</text:span> express <text:span text:style-name="T12">=</text:span> <text:span text:style-name="T15">require</text:span>(<text:span text:style-name="T18">'express'</text:span>);</text:p>
        <text:p text:style-name="P22"><text:span text:style-name="T11">var</text:span> exphbs  <text:span text:style-name="T12">=</text:span> <text:span text:style-name="T15">require</text:span>(<text:span text:style-name="T18">'express-handlebars'</text:span>);</text:p>
        <text:p text:style-name="P23"> </text:p>
        <text:p text:style-name="P22"><text:span text:style-name="T11">var</text:span> app <text:span text:style-name="T12">=</text:span> <text:span text:style-name="T20">express</text:span>();</text:p>
        <text:p text:style-name="P22"><text:span text:style-name="T11">var</text:span> hbs <text:span text:style-name="T12">=</text:span> <text:span text:style-name="T22">exphbs</text:span>.<text:span text:style-name="T20">create</text:span>({ <text:span text:style-name="T25">/* config */</text:span> });</text:p>
        <text:p text:style-name="P23"> </text:p>
        <text:p text:style-name="P24">// Register `hbs.engine` with the Express app. </text:p>
        <text:p text:style-name="P22"><text:span text:style-name="T22">app</text:span>.<text:span text:style-name="T20">engine</text:span>(<text:span text:style-name="T18">'handlebars'</text:span>, <text:span text:style-name="T22">hbs</text:span>.<text:span text:style-name="T22">engine</text:span>);</text:p>
        <text:p text:style-name="P22"><text:span text:style-name="T22">app</text:span>.<text:span text:style-name="T20">set</text:span>(<text:span text:style-name="T18">'view engine'</text:span>, <text:span text:style-name="T18">'handlebars'</text:span>);</text:p>
        <text:p text:style-name="P23"> </text:p>
        <text:p text:style-name="P24">// ...still have a reference to `hbs`, on which methods like `loadPartials()` </text:p>
        <text:p text:style-name="P24">// can be called. </text:p>
        <text:p text:style-name="P1"><text:span text:style-name="Strong_20_Emphasis"><text:span text:style-name="T3">Note:</text:span></text:span><text:span text:style-name="T3"> The </text:span><text:a xlink:type="simple" xlink:href="https://github.com/ericf/express-handlebars/tree/master/examples/advanced" text:style-name="Internet_20_link" text:visited-style-name="Visited_20_Internet_20_Link"><text:span text:style-name="T6">Advanced Usage</text:span></text:a><text:span text:style-name="T3"> example demonstrates how </text:span><text:span text:style-name="Source_20_Text"><text:span text:style-name="T4">ExpressHandlebars</text:span></text:span><text:span text:style-name="T3"> instances can be leveraged.</text:span></text:p>
        <text:h text:style-name="P25" text:outline-level="3"><text:bookmark text:name="user-content-template-caching"/>Template Caching</text:h>
        <text:p text:style-name="P17">This view engine uses a smart template caching strategy. In development, templates will always be loaded from disk, i.e., no caching. In production, raw files and compiled Handlebars templates are aggressively cached.</text:p>
        <text:p text:style-name="P15"><text:span text:style-name="T3">The easiest way to control template/view caching is through Express' </text:span><text:a xlink:type="simple" xlink:href="http://expressjs.com/api.html#app-settings" text:style-name="Internet_20_link" text:visited-style-name="Visited_20_Internet_20_Link"><text:span text:style-name="T6">view cache setting</text:span></text:a><text:span text:style-name="T3">:</text:span></text:p>
        <text:p text:style-name="P22"><text:span text:style-name="T22">app</text:span>.<text:span text:style-name="T20">enable</text:span>(<text:span text:style-name="T18">'view cache'</text:span>);</text:p>
        <text:p text:style-name="P17">Express enables this setting by default when in production mode, i.e.:</text:p>
        <text:p text:style-name="P22">process.env.NODE_ENV === "production"</text:p>
        <text:p text:style-name="P1"><text:span text:style-name="Strong_20_Emphasis"><text:span text:style-name="T3">Note:</text:span></text:span><text:span text:style-name="T3"> All of the public API methods accept </text:span><text:span text:style-name="Source_20_Text"><text:span text:style-name="T4">options.cache</text:span></text:span><text:span text:style-name="T3">, which gives control over caching when calling these methods directly.</text:span></text:p>
        <text:h text:style-name="P25" text:outline-level="3"><text:bookmark text:name="user-content-layouts"/>Layouts</text:h>
        <text:p text:style-name="P1"><text:span text:style-name="T3">A layout is simply a Handlebars template with a </text:span><text:span text:style-name="Source_20_Text"><text:span text:style-name="T4">{{{body}}}</text:span></text:span><text:span text:style-name="T3"> placeholder. Usually it will be an HTML page wrapper into which views will be rendered.</text:span></text:p>
        <text:p text:style-name="P1"><text:span text:style-name="T3">This view engine adds back the concept of "layout", which was removed in Express 3.x. It can be configured with a path to the layouts directory, by default it's set to </text:span><text:span text:style-name="Source_20_Text"><text:span text:style-name="T4">"views/layouts/"</text:span></text:span><text:span text:style-name="T3">.</text:span></text:p>
        <text:p text:style-name="P1"><text:span text:style-name="T3">There are two ways to set a default layout: configuring the view engine's </text:span><text:span text:style-name="Source_20_Text"><text:span text:style-name="T4">defaultLayout</text:span></text:span><text:span text:style-name="T3"> property, or setting </text:span><text:a xlink:type="simple" xlink:href="http://expressjs.com/api.html#app.locals" text:style-name="Internet_20_link" text:visited-style-name="Visited_20_Internet_20_Link"><text:span text:style-name="T6">Express locals</text:span></text:a><text:span text:style-name="T3"> </text:span><text:span text:style-name="Source_20_Text"><text:span text:style-name="T4">app.locals.layout</text:span></text:span><text:span text:style-name="T3">.</text:span></text:p>
        <text:p text:style-name="P1"><text:span text:style-name="T3">The layout into which a view should be rendered can be overridden per-request by assigning a different value to the </text:span><text:span text:style-name="Source_20_Text"><text:span text:style-name="T4">layout</text:span></text:span><text:span text:style-name="T3"> request local. The following will render the "home" view with no layout:</text:span></text:p>
        <text:p text:style-name="P22"><text:span text:style-name="T22">app</text:span>.<text:span text:style-name="T20">get</text:span>(<text:span text:style-name="T18">'/'</text:span>, <text:span text:style-name="T11">function</text:span> (<text:span text:style-name="T22">req</text:span>, <text:span text:style-name="T22">res</text:span>, <text:span text:style-name="T22">next</text:span>) {</text:p>
        <text:p text:style-name="P23">    <text:span text:style-name="T23">res</text:span><text:span text:style-name="T9">.</text:span><text:span text:style-name="T21">render</text:span><text:span text:style-name="T9">(</text:span><text:span text:style-name="T19">'home'</text:span><text:span text:style-name="T9">, {layout</text:span><text:span text:style-name="T13">:</text:span><text:span text:style-name="T9"> </text:span><text:span text:style-name="T27">false</text:span><text:span text:style-name="T9">});</text:span></text:p>
        <text:p text:style-name="P22">});</text:p>
        <text:h text:style-name="P25" text:outline-level="3"><text:bookmark text:name="user-content-helpers"/><text:soft-page-break/>Helpers</text:h>
        <text:p text:style-name="P15"><text:span text:style-name="T3">Helper functions, or "helpers" are functions that can be </text:span><text:a xlink:type="simple" xlink:href="https://github.com/wycats/handlebars.js/#registering-helpers" text:style-name="Internet_20_link" text:visited-style-name="Visited_20_Internet_20_Link"><text:span text:style-name="T6">registered with Handlebars</text:span></text:a><text:span text:style-name="T3"> and can be called within a template. Helpers can be used for transforming output, iterating over data, etc. To keep with the spirit of </text:span><text:span text:style-name="Emphasis"><text:span text:style-name="T3">logic-less</text:span></text:span><text:span text:style-name="T3"> templates, helpers are the place where logic should be defined.</text:span></text:p>
        <text:p text:style-name="P1"><text:span text:style-name="T3">Handlebars ships with some </text:span><text:a xlink:type="simple" xlink:href="http://handlebarsjs.com/#builtins" text:style-name="Internet_20_link" text:visited-style-name="Visited_20_Internet_20_Link"><text:span text:style-name="T6">built-in helpers</text:span></text:a><text:span text:style-name="T3">, such as: </text:span><text:span text:style-name="Source_20_Text"><text:span text:style-name="T4">with</text:span></text:span><text:span text:style-name="T3">, </text:span><text:span text:style-name="Source_20_Text"><text:span text:style-name="T4">if</text:span></text:span><text:span text:style-name="T3">, </text:span><text:span text:style-name="Source_20_Text"><text:span text:style-name="T4">each</text:span></text:span><text:span text:style-name="T3">, etc. Most application will need to extend this set of helpers to include app-specific logic and transformations. Beyond defining global helpers on </text:span><text:span text:style-name="Source_20_Text"><text:span text:style-name="T4">Handlebars</text:span></text:span><text:span text:style-name="T3">, this view engine supports </text:span><text:span text:style-name="Source_20_Text"><text:span text:style-name="T4">ExpressHandlebars</text:span></text:span><text:span text:style-name="T3"> instance-level helpers via the </text:span><text:span text:style-name="Source_20_Text"><text:span text:style-name="T4">helpers</text:span></text:span><text:span text:style-name="T3"> configuration property, and render-level helpers via </text:span><text:span text:style-name="Source_20_Text"><text:span text:style-name="T4">options.helpers</text:span></text:span><text:span text:style-name="T3"> when calling the </text:span><text:span text:style-name="Source_20_Text"><text:span text:style-name="T4">render()</text:span></text:span><text:span text:style-name="T3"> and </text:span><text:span text:style-name="Source_20_Text"><text:span text:style-name="T4">renderView()</text:span></text:span><text:span text:style-name="T3"> methods.</text:span></text:p>
        <text:p text:style-name="P17">The following example shows helpers being specified at each level:</text:p>
        <text:p text:style-name="P15"><text:span text:style-name="Strong_20_Emphasis"><text:span text:style-name="T3">app.js:</text:span></text:span></text:p>
        <text:p text:style-name="P1"><text:span text:style-name="T3">Creates a super simple Express app which shows the basic way to register </text:span><text:span text:style-name="Source_20_Text"><text:span text:style-name="T4">ExpressHandlebars</text:span></text:span><text:span text:style-name="T3">instance-level helpers, and override one at the render-level.</text:span></text:p>
        <text:p text:style-name="P22"><text:span text:style-name="T11">var</text:span> express <text:span text:style-name="T12">=</text:span> <text:span text:style-name="T15">require</text:span>(<text:span text:style-name="T18">'express'</text:span>);</text:p>
        <text:p text:style-name="P22"><text:span text:style-name="T11">var</text:span> exphbs  <text:span text:style-name="T12">=</text:span> <text:span text:style-name="T15">require</text:span>(<text:span text:style-name="T18">'express-handlebars'</text:span>);</text:p>
        <text:p text:style-name="P23"> </text:p>
        <text:p text:style-name="P22"><text:span text:style-name="T11">var</text:span> app <text:span text:style-name="T12">=</text:span> <text:span text:style-name="T20">express</text:span>();</text:p>
        <text:p text:style-name="P23"> </text:p>
        <text:p text:style-name="P22"><text:span text:style-name="T11">var</text:span> hbs <text:span text:style-name="T12">=</text:span> <text:span text:style-name="T22">exphbs</text:span>.<text:span text:style-name="T20">create</text:span>({</text:p>
        <text:p text:style-name="P23"><text:span text:style-name="T24">    </text:span><text:span text:style-name="T26">// Specify helpers which are only registered on this instance. </text:span></text:p>
        <text:p text:style-name="P23">    <text:span text:style-name="T9">helpers</text:span><text:span text:style-name="T13">:</text:span><text:span text:style-name="T9"> {</text:span></text:p>
        <text:p text:style-name="P23">        <text:span text:style-name="T21">foo</text:span><text:span text:style-name="T13">:</text:span><text:span text:style-name="T9"> </text:span><text:span text:style-name="T14">function</text:span><text:span text:style-name="T9"> () { </text:span><text:span text:style-name="T13">return</text:span><text:span text:style-name="T9"> </text:span><text:span text:style-name="T19">'FOO!'</text:span><text:span text:style-name="T9">; },</text:span></text:p>
        <text:p text:style-name="P23">        <text:span text:style-name="T21">bar</text:span><text:span text:style-name="T13">:</text:span><text:span text:style-name="T9"> </text:span><text:span text:style-name="T14">function</text:span><text:span text:style-name="T9"> () { </text:span><text:span text:style-name="T13">return</text:span><text:span text:style-name="T9"> </text:span><text:span text:style-name="T19">'BAR!'</text:span><text:span text:style-name="T9">; }</text:span></text:p>
        <text:p text:style-name="P23">    <text:span text:style-name="T9">}</text:span></text:p>
        <text:p text:style-name="P22">});</text:p>
        <text:p text:style-name="P23"> </text:p>
        <text:p text:style-name="P22"><text:span text:style-name="T22">app</text:span>.<text:span text:style-name="T20">engine</text:span>(<text:span text:style-name="T18">'handlebars'</text:span>, <text:span text:style-name="T22">hbs</text:span>.<text:span text:style-name="T22">engine</text:span>);</text:p>
        <text:p text:style-name="P22"><text:span text:style-name="T22">app</text:span>.<text:span text:style-name="T20">set</text:span>(<text:span text:style-name="T18">'view engine'</text:span>, <text:span text:style-name="T18">'handlebars'</text:span>);</text:p>
        <text:p text:style-name="P23"> </text:p>
        <text:p text:style-name="P22"><text:span text:style-name="T22">app</text:span>.<text:span text:style-name="T20">get</text:span>(<text:span text:style-name="T18">'/'</text:span>, <text:span text:style-name="T11">function</text:span> (<text:span text:style-name="T22">req</text:span>, <text:span text:style-name="T22">res</text:span>, <text:span text:style-name="T22">next</text:span>) {</text:p>
        <text:p text:style-name="P23">    <text:span text:style-name="T23">res</text:span><text:span text:style-name="T9">.</text:span><text:span text:style-name="T21">render</text:span><text:span text:style-name="T9">(</text:span><text:span text:style-name="T19">'home'</text:span><text:span text:style-name="T9">, {</text:span></text:p>
        <text:p text:style-name="P23">        <text:span text:style-name="T9">showTitle</text:span><text:span text:style-name="T13">:</text:span><text:span text:style-name="T9"> </text:span><text:span text:style-name="T27">true</text:span><text:span text:style-name="T9">,</text:span></text:p>
        <text:p text:style-name="P23"> </text:p>
        <text:p text:style-name="P23"><text:span text:style-name="T24">        </text:span><text:span text:style-name="T26">// Override `foo` helper only for this rendering. </text:span></text:p>
        <text:p text:style-name="P23">        <text:span text:style-name="T9">helpers</text:span><text:span text:style-name="T13">:</text:span><text:span text:style-name="T9"> {</text:span></text:p>
        <text:p text:style-name="P23">            <text:span text:style-name="T21">foo</text:span><text:span text:style-name="T13">:</text:span><text:span text:style-name="T9"> </text:span><text:span text:style-name="T14">function</text:span><text:span text:style-name="T9"> () { </text:span><text:span text:style-name="T13">return</text:span><text:span text:style-name="T9"> </text:span><text:span text:style-name="T19">'foo.'</text:span><text:span text:style-name="T9">; }</text:span></text:p>
        <text:p text:style-name="P23">        <text:span text:style-name="T9">}</text:span></text:p>
        <text:p text:style-name="P23">    <text:span text:style-name="T9">});</text:span></text:p>
        <text:p text:style-name="P22">});</text:p>
        <text:p text:style-name="P23"> </text:p>
        <text:p text:style-name="P22"><text:span text:style-name="T22">app</text:span>.<text:span text:style-name="T20">listen</text:span>(<text:span text:style-name="T18">3000</text:span>);</text:p>
        <text:p text:style-name="P22"/>
        <text:p text:style-name="P22"/>
        <text:p text:style-name="P15"><text:soft-page-break/><text:span text:style-name="Strong_20_Emphasis"><text:span text:style-name="T3">views/home.handlebars:</text:span></text:span></text:p>
        <text:p text:style-name="P17">The app's home view which uses helper functions to help render the contents.</text:p>
        <text:p text:style-name="P22">&lt;!DOCTYPE html&gt;</text:p>
        <text:p text:style-name="P22">&lt;<text:span text:style-name="T22">html</text:span>&gt;</text:p>
        <text:p text:style-name="P22">&lt;<text:span text:style-name="T22">head</text:span>&gt;</text:p>
        <text:p text:style-name="P23">    <text:span text:style-name="T9">&lt;</text:span><text:span text:style-name="T23">meta</text:span><text:span text:style-name="T9"> </text:span><text:span text:style-name="T16">charset</text:span><text:span text:style-name="T9">=</text:span><text:span text:style-name="T19">"utf-8"</text:span><text:span text:style-name="T9">&gt;</text:span></text:p>
        <text:p text:style-name="P23">    <text:span text:style-name="T9">&lt;</text:span><text:span text:style-name="T23">title</text:span><text:span text:style-name="T9">&gt;Example App - Home&lt;/</text:span><text:span text:style-name="T23">title</text:span><text:span text:style-name="T9">&gt;</text:span></text:p>
        <text:p text:style-name="P22">&lt;/<text:span text:style-name="T22">head</text:span>&gt;</text:p>
        <text:p text:style-name="P22">&lt;<text:span text:style-name="T22">body</text:span>&gt;</text:p>
        <text:p text:style-name="P23"> </text:p>
        <text:p text:style-name="P23">    <text:span text:style-name="T26">&lt;!-- Uses built-in `if` helper. --&gt;</text:span></text:p>
        <text:p text:style-name="P23">  <text:span text:style-name="T9">{{#if showTitle}}</text:span></text:p>
        <text:p text:style-name="P23">    <text:span text:style-name="T9">&lt;</text:span><text:span text:style-name="T23">h1</text:span><text:span text:style-name="T9">&gt;Home&lt;/</text:span><text:span text:style-name="T23">h1</text:span><text:span text:style-name="T9">&gt;</text:span></text:p>
        <text:p text:style-name="P23">  <text:span text:style-name="T9">{{/if}}</text:span></text:p>
        <text:p text:style-name="P23"> </text:p>
        <text:p text:style-name="P23">    <text:span text:style-name="T26">&lt;!-- Calls `foo` helper, overridden at render-level. --&gt;</text:span></text:p>
        <text:p text:style-name="P23">    <text:span text:style-name="T9">&lt;</text:span><text:span text:style-name="T23">p</text:span><text:span text:style-name="T9">&gt;{{foo}}&lt;/</text:span><text:span text:style-name="T23">p</text:span><text:span text:style-name="T9">&gt;</text:span></text:p>
        <text:p text:style-name="P23"> </text:p>
        <text:p text:style-name="P23">    <text:span text:style-name="T26">&lt;!-- Calls `bar` helper, defined at instance-level. --&gt;</text:span></text:p>
        <text:p text:style-name="P23">    <text:span text:style-name="T9">&lt;</text:span><text:span text:style-name="T23">p</text:span><text:span text:style-name="T9">&gt;{{bar}}&lt;/</text:span><text:span text:style-name="T23">p</text:span><text:span text:style-name="T9">&gt;</text:span></text:p>
        <text:p text:style-name="P23"> </text:p>
        <text:p text:style-name="P22">&lt;/<text:span text:style-name="T22">body</text:span>&gt;</text:p>
        <text:p text:style-name="P22">&lt;/<text:span text:style-name="T22">html</text:span>&gt;</text:p>
        <text:h text:style-name="P21" text:outline-level="4"><text:bookmark text:name="user-content-more-on-helpers"/>More on Helpers</text:h>
        <text:p text:style-name="P15"><text:span text:style-name="T3">Refer to the </text:span><text:a xlink:type="simple" xlink:href="http://handlebarsjs.com/" text:style-name="Internet_20_link" text:visited-style-name="Visited_20_Internet_20_Link"><text:span text:style-name="T6">Handlebars website</text:span></text:a><text:span text:style-name="T3"> for more information on defining helpers:</text:span></text:p>
        <text:list xml:id="list2881839312546082246" text:style-name="L3">
          <text:list-item>
            <text:p text:style-name="P4"><text:a xlink:type="simple" xlink:href="http://handlebarsjs.com/expressions.html#helpers" text:style-name="Internet_20_link" text:visited-style-name="Visited_20_Internet_20_Link"><text:span text:style-name="T6">Expression Helpers</text:span></text:a></text:p>
          </text:list-item>
          <text:list-item>
            <text:p text:style-name="P4"><text:a xlink:type="simple" xlink:href="http://handlebarsjs.com/block_helpers.html" text:style-name="Internet_20_link" text:visited-style-name="Visited_20_Internet_20_Link"><text:span text:style-name="T6">Block Helpers</text:span></text:a></text:p>
          </text:list-item>
        </text:list>
        <text:h text:style-name="P25" text:outline-level="3"><text:bookmark text:name="user-content-metadata"/>Metadata</text:h>
        <text:p text:style-name="P1"><text:span text:style-name="T3">Handlebars has a data channel feature that propagates data through all scopes, including helpers and partials. Values in the data channel can be accessed via the </text:span><text:span text:style-name="Source_20_Text"><text:span text:style-name="T4">{{@variable}}</text:span></text:span><text:span text:style-name="T3"> syntax. Express Handlebars provides metadata about a template it renders on a </text:span><text:span text:style-name="Source_20_Text"><text:span text:style-name="T4">{{@exphbs}}</text:span></text:span><text:span text:style-name="T3"> object allowing access to things like the view name passed to </text:span><text:span text:style-name="Source_20_Text"><text:span text:style-name="T4">res.render()</text:span></text:span><text:span text:style-name="T3"> via </text:span><text:span text:style-name="Source_20_Text"><text:span text:style-name="T4">{{@exphbs.view}}</text:span></text:span><text:span text:style-name="T3">.</text:span></text:p>
        <text:p text:style-name="P1"><text:span text:style-name="T3">The following is the list of metadata that's accessible on the </text:span><text:span text:style-name="Source_20_Text"><text:span text:style-name="T4">{{@exphbs}}</text:span></text:span><text:span text:style-name="T3"> data object:</text:span></text:p>
        <text:list xml:id="list3195112925211881994" text:style-name="L4">
          <text:list-item>
            <text:p text:style-name="P5"><text:span text:style-name="Source_20_Text"><text:span text:style-name="T4">cache</text:span></text:span><text:span text:style-name="T3">: Boolean whether or not the template is cached.</text:span></text:p>
          </text:list-item>
          <text:list-item>
            <text:p text:style-name="P5"><text:span text:style-name="Source_20_Text"><text:span text:style-name="T4">view</text:span></text:span><text:span text:style-name="T3">: String name of the view passed to </text:span><text:span text:style-name="Source_20_Text"><text:span text:style-name="T4">res.render()</text:span></text:span><text:span text:style-name="T3">.</text:span></text:p>
          </text:list-item>
          <text:list-item>
            <text:p text:style-name="P5"><text:span text:style-name="Source_20_Text"><text:span text:style-name="T4">layout</text:span></text:span><text:span text:style-name="T3">: String name of the layout view.</text:span></text:p>
          </text:list-item>
          <text:list-item>
            <text:p text:style-name="P5"><text:span text:style-name="Source_20_Text"><text:span text:style-name="T4">data</text:span></text:span><text:span text:style-name="T3">: Original data object passed when rendering the template.</text:span></text:p>
          </text:list-item>
          <text:list-item>
            <text:p text:style-name="P5"><text:span text:style-name="Source_20_Text"><text:span text:style-name="T4">helpers</text:span></text:span><text:span text:style-name="T3">: Collection of helpers used when rendering the template.</text:span></text:p>
          </text:list-item>
          <text:list-item>
            <text:p text:style-name="P5"><text:span text:style-name="Source_20_Text"><text:span text:style-name="T4">partials</text:span></text:span><text:span text:style-name="T3">: Collection of partials used when rendering the template.</text:span></text:p>
          </text:list-item>
        </text:list>
        <text:h text:style-name="P19" text:outline-level="2"><text:bookmark text:name="user-content-api"/><text:soft-page-break/>API</text:h>
        <text:h text:style-name="P25" text:outline-level="3"><text:bookmark text:name="user-content-configuration-and-defaults"/>Configuration and Defaults</text:h>
        <text:p text:style-name="P1"><text:span text:style-name="T3">There are two main ways to use this package: via its engine factory function, or creating </text:span><text:span text:style-name="Source_20_Text"><text:span text:style-name="T4">ExpressHandlebars</text:span></text:span><text:span text:style-name="T3"> instances; both use the same configuration properties and defaults.</text:span></text:p>
        <text:p text:style-name="P22"><text:span text:style-name="T11">var</text:span> exphbs <text:span text:style-name="T12">=</text:span> <text:span text:style-name="T15">require</text:span>(<text:span text:style-name="T18">'express-handlebars'</text:span>);</text:p>
        <text:p text:style-name="P23"> </text:p>
        <text:p text:style-name="P24">// Using the engine factory: </text:p>
        <text:p text:style-name="P22"><text:span text:style-name="T20">exphbs</text:span>({ <text:span text:style-name="T25">/* config */</text:span> });</text:p>
        <text:p text:style-name="P23"> </text:p>
        <text:p text:style-name="P24">// Create an instance: </text:p>
        <text:p text:style-name="P22"><text:span text:style-name="T22">exphbs</text:span>.<text:span text:style-name="T20">create</text:span>({ <text:span text:style-name="T25">/* config */</text:span> });</text:p>
        <text:p text:style-name="P17">The following is the list of configuration properties and their default values (if any):</text:p>
        <text:h text:style-name="P20" text:outline-level="4"><text:bookmark text:name="user-content-handlebarsrequirehandlebars"/><text:span text:style-name="Source_20_Text"><text:span text:style-name="T5">handlebars=require('handlebars')</text:span></text:span></text:h>
        <text:p text:style-name="P1"><text:span text:style-name="T3">The Handlebars module/implementation. This allows for the </text:span><text:span text:style-name="Source_20_Text"><text:span text:style-name="T4">ExpressHandlebars</text:span></text:span><text:span text:style-name="T3"> instance to use a different Handlebars module/implementation than that provided by the Handlebars npm package.</text:span></text:p>
        <text:h text:style-name="P20" text:outline-level="4"><text:bookmark text:name="user-content-extnamehandlebars"/><text:span text:style-name="Source_20_Text"><text:span text:style-name="T5">extname=".handlebars"</text:span></text:span></text:h>
        <text:p text:style-name="P1"><text:span text:style-name="T3">The string name of the file extension used by the templates. This value should correspond with the </text:span><text:span text:style-name="Source_20_Text"><text:span text:style-name="T4">extname</text:span></text:span><text:span text:style-name="T3"> under which this view engine is registered with Express when calling </text:span><text:span text:style-name="Source_20_Text"><text:span text:style-name="T4">app.engine()</text:span></text:span><text:span text:style-name="T3">.</text:span></text:p>
        <text:p text:style-name="P1"><text:span text:style-name="T3">The following example sets up an Express app to use </text:span><text:span text:style-name="Source_20_Text"><text:span text:style-name="T4">.hbs</text:span></text:span><text:span text:style-name="T3"> as the file extension for views:</text:span></text:p>
        <text:p text:style-name="P22"><text:span text:style-name="T11">var</text:span> express <text:span text:style-name="T12">=</text:span> <text:span text:style-name="T15">require</text:span>(<text:span text:style-name="T18">'express'</text:span>);</text:p>
        <text:p text:style-name="P22"><text:span text:style-name="T11">var</text:span> exphbs  <text:span text:style-name="T12">=</text:span> <text:span text:style-name="T15">require</text:span>(<text:span text:style-name="T18">'express-handlebars'</text:span>);</text:p>
        <text:p text:style-name="P23"> </text:p>
        <text:p text:style-name="P22"><text:span text:style-name="T11">var</text:span> app <text:span text:style-name="T12">=</text:span> <text:span text:style-name="T20">express</text:span>();</text:p>
        <text:p text:style-name="P23"> </text:p>
        <text:p text:style-name="P22"><text:span text:style-name="T22">app</text:span>.<text:span text:style-name="T20">engine</text:span>(<text:span text:style-name="T18">'.hbs'</text:span>, <text:span text:style-name="T20">exphbs</text:span>({extname<text:span text:style-name="T12">:</text:span> <text:span text:style-name="T18">'.hbs'</text:span>}));</text:p>
        <text:p text:style-name="P22"><text:span text:style-name="T22">app</text:span>.<text:span text:style-name="T20">set</text:span>(<text:span text:style-name="T18">'view engine'</text:span>, <text:span text:style-name="T18">'.hbs'</text:span>);</text:p>
        <text:p text:style-name="P1"><text:span text:style-name="Strong_20_Emphasis"><text:span text:style-name="T3">Note:</text:span></text:span><text:span text:style-name="T3"> Setting the app's </text:span><text:span text:style-name="Source_20_Text"><text:span text:style-name="T4">"view engine"</text:span></text:span><text:span text:style-name="T3"> setting will make that value the default file extension used for looking up views.</text:span></text:p>
        <text:h text:style-name="P20" text:outline-level="4"><text:bookmark text:name="user-content-layoutsdirviewslayouts"/><text:span text:style-name="Source_20_Text"><text:span text:style-name="T5">layoutsDir="views/layouts/"</text:span></text:span></text:h>
        <text:p text:style-name="P17">The string path to the directory where the layout templates reside.</text:p>
        <text:p text:style-name="P1"><text:span text:style-name="Strong_20_Emphasis"><text:span text:style-name="T3">Note:</text:span></text:span><text:span text:style-name="T3"> If you configure Express to look for views in a custom location (e.g., </text:span><text:span text:style-name="Source_20_Text"><text:span text:style-name="T4">app.set('views', 'some/path/')</text:span></text:span><text:span text:style-name="T3">), you will need to reflect that by passing an updated path as the </text:span><text:span text:style-name="Source_20_Text"><text:span text:style-name="T4">layoutsDir</text:span></text:span><text:span text:style-name="T3">property in your configuration.</text:span></text:p>
        <text:h text:style-name="P20" text:outline-level="4"><text:bookmark text:name="user-content-partialsdirviewspartials"/><text:span text:style-name="Source_20_Text"><text:span text:style-name="T5">partialsDir="views/partials/"</text:span></text:span></text:h>
        <text:p text:style-name="P17">The string path to the directory where the partials templates reside or object with the following properties:</text:p>
        <text:list xml:id="list9194965653364050701" text:style-name="L5">
          <text:list-item>
            <text:p text:style-name="P6"><text:span text:style-name="Source_20_Text"><text:span text:style-name="T4">dir</text:span></text:span><text:span text:style-name="T3">: The string path to the directory where the partials templates reside.</text:span></text:p>
          </text:list-item>
          <text:list-item>
            <text:p text:style-name="P6"><text:span text:style-name="Source_20_Text"><text:span text:style-name="T4">namespace</text:span></text:span><text:span text:style-name="T3">: Optional string namespace to prefix the partial names.</text:span></text:p>
          </text:list-item>
          <text:list-item>
            <text:p text:style-name="P6"><text:soft-page-break/><text:span text:style-name="Source_20_Text"><text:span text:style-name="T4">templates</text:span></text:span><text:span text:style-name="T3">: Optional collection (or promise of a collection) of templates in the form: </text:span><text:span text:style-name="Source_20_Text"><text:span text:style-name="T4">{filename: template}</text:span></text:span><text:span text:style-name="T3">.</text:span></text:p>
          </text:list-item>
        </text:list>
        <text:p text:style-name="P1"><text:span text:style-name="Strong_20_Emphasis"><text:span text:style-name="T3">Note:</text:span></text:span><text:span text:style-name="T3"> If you configure Express to look for views in a custom location (e.g., </text:span><text:span text:style-name="Source_20_Text"><text:span text:style-name="T4">app.set('views', 'some/path/')</text:span></text:span><text:span text:style-name="T3">), you will need to reflect that by passing an updated path as the </text:span><text:span text:style-name="Source_20_Text"><text:span text:style-name="T4">partialsDir</text:span></text:span><text:span text:style-name="T3">property in your configuration.</text:span></text:p>
        <text:p text:style-name="P1"><text:span text:style-name="Strong_20_Emphasis"><text:span text:style-name="T3">Note:</text:span></text:span><text:span text:style-name="T3"> Multiple partials dirs can be used by making </text:span><text:span text:style-name="Source_20_Text"><text:span text:style-name="T4">partialsDir</text:span></text:span><text:span text:style-name="T3"> an array of strings, and/or config objects as described above. The namespacing feature is useful if multiple partials dirs are used and their file paths might clash.</text:span></text:p>
        <text:h text:style-name="P20" text:outline-level="4"><text:bookmark text:name="user-content-defaultlayout"/><text:span text:style-name="Source_20_Text"><text:span text:style-name="T5">defaultLayout</text:span></text:span></text:h>
        <text:p text:style-name="P1"><text:span text:style-name="T3">The string name or path of a template in the </text:span><text:span text:style-name="Source_20_Text"><text:span text:style-name="T4">layoutsDir</text:span></text:span><text:span text:style-name="T3"> to use as the default layout. This is overridden by a </text:span><text:span text:style-name="Source_20_Text"><text:span text:style-name="T4">layout</text:span></text:span><text:span text:style-name="T3"> specified in the app or response </text:span><text:span text:style-name="Source_20_Text"><text:span text:style-name="T4">locals</text:span></text:span><text:span text:style-name="T3">. </text:span><text:span text:style-name="Strong_20_Emphasis"><text:span text:style-name="T3">Note:</text:span></text:span><text:span text:style-name="T3"> A falsy value will render without a layout; e.g., </text:span><text:span text:style-name="Source_20_Text"><text:span text:style-name="T4">res.render('home', {layout: false});</text:span></text:span><text:span text:style-name="T3">.</text:span></text:p>
        <text:h text:style-name="P20" text:outline-level="4"><text:bookmark text:name="user-content-helpers-1"/><text:span text:style-name="Source_20_Text"><text:span text:style-name="T5">helpers</text:span></text:span></text:h>
        <text:p text:style-name="P1"><text:span text:style-name="T3">An object which holds the helper functions used when rendering templates with this </text:span><text:span text:style-name="Source_20_Text"><text:span text:style-name="T4">ExpressHandlebars</text:span></text:span><text:span text:style-name="T3"> instance. When rendering a template, a collection of helpers will be generated by merging: </text:span><text:span text:style-name="Source_20_Text"><text:span text:style-name="T4">handlebars.helpers</text:span></text:span><text:span text:style-name="T3"> (global), </text:span><text:span text:style-name="Source_20_Text"><text:span text:style-name="T4">helpers</text:span></text:span><text:span text:style-name="T3"> (instance), and </text:span><text:span text:style-name="Source_20_Text"><text:span text:style-name="T4">options.helpers</text:span></text:span><text:span text:style-name="T3"> (render-level). This allows Handlebars' </text:span><text:span text:style-name="Source_20_Text"><text:span text:style-name="T4">registerHelper()</text:span></text:span><text:span text:style-name="T3"> function to operate as expected, will providing two extra levels over helper overrides.</text:span></text:p>
        <text:h text:style-name="P20" text:outline-level="4"><text:bookmark text:name="user-content-compileroptions"/><text:span text:style-name="Source_20_Text"><text:span text:style-name="T5">compilerOptions</text:span></text:span></text:h>
        <text:p text:style-name="P1"><text:span text:style-name="T3">An object which holds options that will be passed along to the Handlebars compiler functions: </text:span><text:span text:style-name="Source_20_Text"><text:span text:style-name="T4">Handlebars.compile()</text:span></text:span><text:span text:style-name="T3"> and </text:span><text:span text:style-name="Source_20_Text"><text:span text:style-name="T4">Handlebars.precompile()</text:span></text:span><text:span text:style-name="T3">.</text:span></text:p>
        <text:h text:style-name="P25" text:outline-level="3"><text:bookmark text:name="user-content-properties"/>Properties</text:h>
        <text:p text:style-name="P1"><text:span text:style-name="T3">The public API properties are provided via </text:span><text:span text:style-name="Source_20_Text"><text:span text:style-name="T4">ExpressHandlebars</text:span></text:span><text:span text:style-name="T3"> instances. In additional to the properties listed in the </text:span><text:span text:style-name="Strong_20_Emphasis"><text:span text:style-name="T3">Configuration and Defaults</text:span></text:span><text:span text:style-name="T3"> section, the following are additional public properties:</text:span></text:p>
        <text:h text:style-name="P20" text:outline-level="4"><text:bookmark text:name="user-content-engine"/><text:span text:style-name="Source_20_Text"><text:span text:style-name="T5">engine</text:span></text:span></text:h>
        <text:p text:style-name="P1"><text:span text:style-name="T3">A function reference to the </text:span><text:span text:style-name="Source_20_Text"><text:span text:style-name="T4">renderView()</text:span></text:span><text:span text:style-name="T3"> method which is bound to </text:span><text:span text:style-name="Source_20_Text"><text:span text:style-name="T4">this</text:span></text:span><text:span text:style-name="T3"> </text:span><text:span text:style-name="Source_20_Text"><text:span text:style-name="T4">ExpressHandlebars</text:span></text:span><text:span text:style-name="T3">instance. This bound function should be used when registering this view engine with an Express app.</text:span></text:p>
        <text:h text:style-name="P20" text:outline-level="4"><text:bookmark text:name="user-content-extname"/><text:span text:style-name="Source_20_Text"><text:span text:style-name="T5">extname</text:span></text:span></text:h>
        <text:p text:style-name="P1"><text:span text:style-name="T3">The normalized </text:span><text:span text:style-name="Source_20_Text"><text:span text:style-name="T4">extname</text:span></text:span><text:span text:style-name="T3"> which will </text:span><text:span text:style-name="Emphasis"><text:span text:style-name="T3">always</text:span></text:span><text:span text:style-name="T3"> start with </text:span><text:span text:style-name="Source_20_Text"><text:span text:style-name="T4">.</text:span></text:span><text:span text:style-name="T3"> and defaults to </text:span><text:span text:style-name="Source_20_Text"><text:span text:style-name="T4">.handlebars</text:span></text:span><text:span text:style-name="T3">.</text:span></text:p>
        <text:h text:style-name="P20" text:outline-level="4"><text:bookmark text:name="user-content-compiled"/><text:span text:style-name="Source_20_Text"><text:span text:style-name="T5">compiled</text:span></text:span></text:h>
        <text:p text:style-name="P1"><text:span text:style-name="T3">An object cache which holds compiled Handlebars template functions in the format: </text:span><text:span text:style-name="Source_20_Text"><text:span text:style-name="T4">{"path/to/template": [Function]}</text:span></text:span><text:span text:style-name="T3">.</text:span></text:p>
        <text:h text:style-name="P20" text:outline-level="4"><text:bookmark text:name="user-content-precompiled"/><text:span text:style-name="Source_20_Text"><text:span text:style-name="T5">precompiled</text:span></text:span></text:h>
        <text:p text:style-name="P1"><text:span text:style-name="T3">An object cache which holds precompiled Handlebars template strings in the format: </text:span><text:span text:style-name="Source_20_Text"><text:span text:style-name="T4">{"path/to/template": [String]}</text:span></text:span><text:span text:style-name="T3">.</text:span></text:p>
        <text:h text:style-name="P25" text:outline-level="3"><text:bookmark text:name="user-content-methods"/>Methods</text:h>
        <text:p text:style-name="P1"><text:span text:style-name="T3">The following is the list of public API methods provided via </text:span><text:span text:style-name="Source_20_Text"><text:span text:style-name="T4">ExpressHandlebars</text:span></text:span><text:span text:style-name="T3"> instances:</text:span></text:p>
        <text:p text:style-name="P1"><text:soft-page-break/><text:span text:style-name="Strong_20_Emphasis"><text:span text:style-name="T3">Note:</text:span></text:span><text:span text:style-name="T3"> All of the public methods return a </text:span><text:a xlink:type="simple" xlink:href="https://developer.mozilla.org/en-US/docs/Web/JavaScript/Reference/Global_Objects/Promise" text:style-name="Internet_20_link" text:visited-style-name="Visited_20_Internet_20_Link"><text:span text:style-name="Source_20_Text"><text:span text:style-name="T8">Promise</text:span></text:span></text:a><text:span text:style-name="T3"> (with the exception of </text:span><text:span text:style-name="Source_20_Text"><text:span text:style-name="T4">renderView()</text:span></text:span><text:span text:style-name="T3"> which is the interface with Express.)</text:span></text:p>
        <text:h text:style-name="P20" text:outline-level="4"><text:bookmark text:name="user-content-getpartialsoptions"/><text:span text:style-name="Source_20_Text"><text:span text:style-name="T5">getPartials([options])</text:span></text:span></text:h>
        <text:p text:style-name="P1"><text:span text:style-name="T3">Retrieves the partials in the </text:span><text:span text:style-name="Source_20_Text"><text:span text:style-name="T4">partialsDir</text:span></text:span><text:span text:style-name="T3"> and returns a Promise for an object mapping the partials in the form </text:span><text:span text:style-name="Source_20_Text"><text:span text:style-name="T4">{name: partial}</text:span></text:span><text:span text:style-name="T3">.</text:span></text:p>
        <text:p text:style-name="P1"><text:span text:style-name="T3">By default each partial will be a compiled Handlebars template function. Use </text:span><text:span text:style-name="Source_20_Text"><text:span text:style-name="T4">options.precompiled</text:span></text:span><text:span text:style-name="T3">to receive the partials as precompiled templates — this is useful for sharing templates with client code.</text:span></text:p>
        <text:p text:style-name="P15"><text:span text:style-name="Strong_20_Emphasis"><text:span text:style-name="T3">Parameters:</text:span></text:span></text:p>
        <text:list xml:id="list4645389797516016037" text:style-name="L6">
          <text:list-item>
            <text:p text:style-name="P7"><text:span text:style-name="Source_20_Text"><text:span text:style-name="T4">[options]</text:span></text:span><text:span text:style-name="T3">: Optional object containing any of the following properties:</text:span></text:p>
            <text:list>
              <text:list-item>
                <text:p text:style-name="P7"><text:span text:style-name="Source_20_Text"><text:span text:style-name="T4">[cache]</text:span></text:span><text:span text:style-name="T3">: Whether cached templates can be used if they have already been requested. This is recommended for production to avoid unnecessary file I/O.</text:span></text:p>
              </text:list-item>
              <text:list-item>
                <text:p text:style-name="P7"><text:span text:style-name="Source_20_Text"><text:span text:style-name="T4">[precompiled=false]</text:span></text:span><text:span text:style-name="T3">: Whether precompiled templates should be provided, instead of compiled Handlebars template functions.</text:span></text:p>
              </text:list-item>
            </text:list>
          </text:list-item>
        </text:list>
        <text:p text:style-name="P1"><text:span text:style-name="T3">The name of each partial corresponds to its location in </text:span><text:span text:style-name="Source_20_Text"><text:span text:style-name="T4">partialsDir</text:span></text:span><text:span text:style-name="T3">. For example, consider the following directory structure:</text:span></text:p>
        <text:p text:style-name="P22">views</text:p>
        <text:p text:style-name="P23">└── <text:span text:style-name="T9">partials</text:span></text:p>
        <text:p text:style-name="P23">    ├── <text:span text:style-name="T9">foo</text:span></text:p>
        <text:p text:style-name="P23">    │   └── <text:span text:style-name="T9">bar.handlebars</text:span></text:p>
        <text:p text:style-name="P23">    └── <text:span text:style-name="T9">title.handlebars</text:span></text:p>
        <text:p text:style-name="P23"> </text:p>
        <text:p text:style-name="P22">2 directories, 2 files</text:p>
        <text:p text:style-name="P1"><text:span text:style-name="Source_20_Text"><text:span text:style-name="T4">getPartials()</text:span></text:span><text:span text:style-name="T3"> would produce the following result:</text:span></text:p>
        <text:p text:style-name="P22"><text:span text:style-name="T11">var</text:span> hbs <text:span text:style-name="T12">=</text:span> <text:span text:style-name="T15">require</text:span>(<text:span text:style-name="T18">'express-handlebars'</text:span>).<text:span text:style-name="T20">create</text:span>();</text:p>
        <text:p text:style-name="P23"> </text:p>
        <text:p text:style-name="P22"><text:span text:style-name="T22">hbs</text:span>.<text:span text:style-name="T20">getPartials</text:span>().<text:span text:style-name="T20">then</text:span>(<text:span text:style-name="T11">function</text:span> (<text:span text:style-name="T22">partials</text:span>) {</text:p>
        <text:p text:style-name="P23">    <text:span text:style-name="T9">console.</text:span><text:span text:style-name="T17">log</text:span><text:span text:style-name="T9">(partials);</text:span></text:p>
        <text:p text:style-name="P23"><text:span text:style-name="T24">    </text:span><text:span text:style-name="T26">// =&gt; { 'foo/bar': [Function], </text:span></text:p>
        <text:p text:style-name="P23"><text:span text:style-name="T24">    </text:span><text:span text:style-name="T26">// =&gt;    title: [Function] } </text:span></text:p>
        <text:p text:style-name="P22">});</text:p>
        <text:h text:style-name="P20" text:outline-level="4"><text:bookmark text:name="user-content-gettemplatefilepath-options"/><text:span text:style-name="Source_20_Text"><text:span text:style-name="T5">getTemplate(filePath, [options])</text:span></text:span></text:h>
        <text:p text:style-name="P1"><text:span text:style-name="T3">Retrieves the template at the specified </text:span><text:span text:style-name="Source_20_Text"><text:span text:style-name="T4">filePath</text:span></text:span><text:span text:style-name="T3"> and returns a Promise for the compiled Handlebars template function.</text:span></text:p>
        <text:p text:style-name="P1"><text:span text:style-name="T3">Use </text:span><text:span text:style-name="Source_20_Text"><text:span text:style-name="T4">options.precompiled</text:span></text:span><text:span text:style-name="T3"> to receive a precompiled Handlebars template.</text:span></text:p>
        <text:p text:style-name="P15"><text:span text:style-name="Strong_20_Emphasis"><text:span text:style-name="T3">Parameters:</text:span></text:span></text:p>
        <text:list xml:id="list3041352067519577304" text:style-name="L7">
          <text:list-item>
            <text:p text:style-name="P8"><text:span text:style-name="Source_20_Text"><text:span text:style-name="T4">filePath</text:span></text:span><text:span text:style-name="T3">: String path to the Handlebars template file.</text:span></text:p>
          </text:list-item>
          <text:list-item>
            <text:p text:style-name="P8"><text:span text:style-name="Source_20_Text"><text:span text:style-name="T4">[options]</text:span></text:span><text:span text:style-name="T3">: Optional object containing any of the following properties:</text:span></text:p>
            <text:list>
              <text:list-item>
                <text:p text:style-name="P8"><text:span text:style-name="Source_20_Text"><text:span text:style-name="T4">[cache]</text:span></text:span><text:span text:style-name="T3">: Whether a cached template can be used if it have already been requested. This is recommended for production to avoid necessary file I/O.</text:span></text:p>
              </text:list-item>
              <text:list-item>
                <text:p text:style-name="P8"><text:span text:style-name="Source_20_Text"><text:span text:style-name="T4">[precompiled=false]</text:span></text:span><text:span text:style-name="T3">: Whether a precompiled template should be provided, instead of a compiled Handlebars template function.</text:span></text:p>
              </text:list-item>
            </text:list>
          </text:list-item>
        </text:list>
        <text:h text:style-name="P20" text:outline-level="4"><text:bookmark text:name="user-content-gettemplatesdirpath-options"/><text:span text:style-name="Source_20_Text"><text:span text:style-name="T5">getTemplates(dirPath, [options])</text:span></text:span></text:h>
        <text:p text:style-name="P1"><text:span text:style-name="T3">Retrieves the all the templates in the specified </text:span><text:span text:style-name="Source_20_Text"><text:span text:style-name="T4">dirPath</text:span></text:span><text:span text:style-name="T3"> and returns a Promise for an object mapping the compiled templates in the form </text:span><text:span text:style-name="Source_20_Text"><text:span text:style-name="T4">{filename: template}</text:span></text:span><text:span text:style-name="T3">.</text:span></text:p>
        <text:p text:style-name="P1"><text:soft-page-break/><text:span text:style-name="T3">Use </text:span><text:span text:style-name="Source_20_Text"><text:span text:style-name="T4">options.precompiled</text:span></text:span><text:span text:style-name="T3"> to receive precompiled Handlebars templates — this is useful for sharing templates with client code.</text:span></text:p>
        <text:p text:style-name="P15"><text:span text:style-name="Strong_20_Emphasis"><text:span text:style-name="T3">Parameters:</text:span></text:span></text:p>
        <text:list xml:id="list3165656216855458023" text:style-name="L8">
          <text:list-item>
            <text:p text:style-name="P9"><text:span text:style-name="Source_20_Text"><text:span text:style-name="T4">dirPath</text:span></text:span><text:span text:style-name="T3">: String path to the directory containing Handlebars template files.</text:span></text:p>
          </text:list-item>
          <text:list-item>
            <text:p text:style-name="P9"><text:span text:style-name="Source_20_Text"><text:span text:style-name="T4">[options]</text:span></text:span><text:span text:style-name="T3">: Optional object containing any of the following properties:</text:span></text:p>
            <text:list>
              <text:list-item>
                <text:p text:style-name="P9"><text:span text:style-name="Source_20_Text"><text:span text:style-name="T4">[cache]</text:span></text:span><text:span text:style-name="T3">: Whether cached templates can be used if it have already been requested. This is recommended for production to avoid necessary file I/O.</text:span></text:p>
              </text:list-item>
              <text:list-item>
                <text:p text:style-name="P9"><text:span text:style-name="Source_20_Text"><text:span text:style-name="T4">[precompiled=false]</text:span></text:span><text:span text:style-name="T3">: Whether precompiled templates should be provided, instead of a compiled Handlebars template function.</text:span></text:p>
              </text:list-item>
            </text:list>
          </text:list-item>
        </text:list>
        <text:h text:style-name="P20" text:outline-level="4"><text:bookmark text:name="user-content-renderfilepath-context-options"/><text:span text:style-name="Source_20_Text"><text:span text:style-name="T5">render(filePath, context, [options])</text:span></text:span></text:h>
        <text:p text:style-name="P1"><text:span text:style-name="T3">Renders the template at the specified </text:span><text:span text:style-name="Source_20_Text"><text:span text:style-name="T4">filePath</text:span></text:span><text:span text:style-name="T3"> with the </text:span><text:span text:style-name="Source_20_Text"><text:span text:style-name="T4">context</text:span></text:span><text:span text:style-name="T3">, using this instance's </text:span><text:span text:style-name="Source_20_Text"><text:span text:style-name="T4">helpers</text:span></text:span><text:span text:style-name="T3"> and partials by default, and returns a Promise for the resulting string.</text:span></text:p>
        <text:p text:style-name="P15"><text:span text:style-name="Strong_20_Emphasis"><text:span text:style-name="T3">Parameters:</text:span></text:span></text:p>
        <text:list xml:id="list2506363337017096962" text:style-name="L9">
          <text:list-item>
            <text:p text:style-name="P10"><text:span text:style-name="Source_20_Text"><text:span text:style-name="T4">filePath</text:span></text:span><text:span text:style-name="T3">: String path to the Handlebars template file.</text:span></text:p>
          </text:list-item>
          <text:list-item>
            <text:p text:style-name="P10"><text:span text:style-name="Source_20_Text"><text:span text:style-name="T4">context</text:span></text:span><text:span text:style-name="T3">: Object in which the template will be executed. This contains all of the values to fill into the template.</text:span></text:p>
          </text:list-item>
          <text:list-item>
            <text:p text:style-name="P10"><text:span text:style-name="Source_20_Text"><text:span text:style-name="T4">[options]</text:span></text:span><text:span text:style-name="T3">: Optional object which can contain any of the following properties which affect this view engine's behavior:</text:span></text:p>
            <text:list>
              <text:list-item>
                <text:p text:style-name="P10"><text:span text:style-name="Source_20_Text"><text:span text:style-name="T4">[cache]</text:span></text:span><text:span text:style-name="T3">: Whether a cached template can be used if it have already been requested. This is recommended for production to avoid unnecessary file I/O.</text:span></text:p>
              </text:list-item>
              <text:list-item>
                <text:p text:style-name="P10"><text:span text:style-name="Source_20_Text"><text:span text:style-name="T4">[data]</text:span></text:span><text:span text:style-name="T3">: Optional object which can contain any data that Handlebars will pipe through the template, all helpers, and all partials. This is a side data channel.</text:span></text:p>
              </text:list-item>
              <text:list-item>
                <text:p text:style-name="P10"><text:span text:style-name="Source_20_Text"><text:span text:style-name="T4">[helpers]</text:span></text:span><text:span text:style-name="T3">: Render-level helpers that will be used instead of any instance-level helpers; these will be merged with (and will override) any global Handlebars helper functions.</text:span></text:p>
              </text:list-item>
              <text:list-item>
                <text:p text:style-name="P10"><text:span text:style-name="Source_20_Text"><text:span text:style-name="T4">[partials]</text:span></text:span><text:span text:style-name="T3">: Render-level partials that will be used instead of any instance-level partials. This is used internally as an optimization to avoid re-loading all the partials.</text:span></text:p>
              </text:list-item>
            </text:list>
          </text:list-item>
        </text:list>
        <text:h text:style-name="P20" text:outline-level="4"><text:bookmark text:name="user-content-renderviewviewpath-optionscallback-callback"/><text:span text:style-name="Source_20_Text"><text:span text:style-name="T5">renderView(viewPath, options|callback, [callback])</text:span></text:span></text:h>
        <text:p text:style-name="P1"><text:span text:style-name="T3">Renders the template at the specified </text:span><text:span text:style-name="Source_20_Text"><text:span text:style-name="T4">viewPath</text:span></text:span><text:span text:style-name="T3"> as the </text:span><text:span text:style-name="Source_20_Text"><text:span text:style-name="T4">{{{body}}}</text:span></text:span><text:span text:style-name="T3"> within the layout specified by the </text:span><text:span text:style-name="Source_20_Text"><text:span text:style-name="T4">defaultLayout</text:span></text:span><text:span text:style-name="T3"> or </text:span><text:span text:style-name="Source_20_Text"><text:span text:style-name="T4">options.layout</text:span></text:span><text:span text:style-name="T3">. Rendering will use this instance's </text:span><text:span text:style-name="Source_20_Text"><text:span text:style-name="T4">helpers</text:span></text:span><text:span text:style-name="T3"> and partials, and passes the resulting string to the </text:span><text:span text:style-name="Source_20_Text"><text:span text:style-name="T4">callback</text:span></text:span><text:span text:style-name="T3">.</text:span></text:p>
        <text:p text:style-name="P1"><text:span text:style-name="T3">This method is called by Express and is the main entry point into this Express view engine implementation. It adds the concept of a "layout" and delegates rendering to the </text:span><text:span text:style-name="Source_20_Text"><text:span text:style-name="T4">render()</text:span></text:span><text:span text:style-name="T3"> method.</text:span></text:p>
        <text:p text:style-name="P1"><text:span text:style-name="T3">The </text:span><text:span text:style-name="Source_20_Text"><text:span text:style-name="T4">options</text:span></text:span><text:span text:style-name="T3"> will be used both as the context in which the Handlebars templates are rendered, and to signal this view engine on how it should behave, e.g., </text:span><text:span text:style-name="Source_20_Text"><text:span text:style-name="T4">options.cache=false</text:span></text:span><text:span text:style-name="T3"> will load </text:span><text:span text:style-name="Emphasis"><text:span text:style-name="T3">always</text:span></text:span><text:span text:style-name="T3"> load the templates from disk.</text:span></text:p>
        <text:p text:style-name="P15"><text:span text:style-name="Strong_20_Emphasis"><text:span text:style-name="T3">Parameters:</text:span></text:span></text:p>
        <text:list xml:id="list8936361573731547937" text:style-name="L10">
          <text:list-item>
            <text:p text:style-name="P11"><text:span text:style-name="Source_20_Text"><text:span text:style-name="T4">viewPath</text:span></text:span><text:span text:style-name="T3">: String path to the Handlebars template file which should serve as the </text:span><text:span text:style-name="Source_20_Text"><text:span text:style-name="T4">{{{body}}}</text:span></text:span><text:span text:style-name="T3">when using a layout.</text:span></text:p>
          </text:list-item>
          <text:list-item>
            <text:p text:style-name="P11"><text:soft-page-break/><text:span text:style-name="Source_20_Text"><text:span text:style-name="T4">[options]</text:span></text:span><text:span text:style-name="T3">: Optional object which will serve as the context in which the Handlebars templates are rendered. It may also contain any of the following properties which affect this view engine's behavior:</text:span></text:p>
            <text:list>
              <text:list-item>
                <text:p text:style-name="P11"><text:span text:style-name="Source_20_Text"><text:span text:style-name="T4">[cache]</text:span></text:span><text:span text:style-name="T3">: Whether cached templates can be used if they have already been requested. This is recommended for production to avoid unnecessary file I/O.</text:span></text:p>
              </text:list-item>
              <text:list-item>
                <text:p text:style-name="P11"><text:span text:style-name="Source_20_Text"><text:span text:style-name="T4">[data]</text:span></text:span><text:span text:style-name="T3">: Optional object which can contain any data that Handlebars will pipe through the template, all helpers, and all partials. This is a side data channel.</text:span></text:p>
              </text:list-item>
              <text:list-item>
                <text:p text:style-name="P11"><text:span text:style-name="Source_20_Text"><text:span text:style-name="T4">[helpers]</text:span></text:span><text:span text:style-name="T3">: Render-level helpers that will be merged with (and will override) instance and global helper functions.</text:span></text:p>
              </text:list-item>
              <text:list-item>
                <text:p text:style-name="P11"><text:span text:style-name="Source_20_Text"><text:span text:style-name="T4">[partials]</text:span></text:span><text:span text:style-name="T3">: Render-level partials will be merged with (and will override) instance and global partials. This should be a </text:span><text:span text:style-name="Source_20_Text"><text:span text:style-name="T4">{partialName: fn}</text:span></text:span><text:span text:style-name="T3"> hash or a Promise of an object with this shape.</text:span></text:p>
              </text:list-item>
              <text:list-item>
                <text:p text:style-name="P11"><text:span text:style-name="Source_20_Text"><text:span text:style-name="T4">[layout]</text:span></text:span><text:span text:style-name="T3">: Optional string path to the Handlebars template file to be used as the "layout". This overrides any </text:span><text:span text:style-name="Source_20_Text"><text:span text:style-name="T4">defaultLayout</text:span></text:span><text:span text:style-name="T3"> value. Passing a falsy value will render with no layout (even if a </text:span><text:span text:style-name="Source_20_Text"><text:span text:style-name="T4">defaultLayout</text:span></text:span><text:span text:style-name="T3"> is defined).</text:span></text:p>
              </text:list-item>
            </text:list>
          </text:list-item>
          <text:list-item>
            <text:p text:style-name="P11"><text:span text:style-name="Source_20_Text"><text:span text:style-name="T4">callback</text:span></text:span><text:span text:style-name="T3">: Function to call once the template is retrieved.</text:span></text:p>
          </text:list-item>
        </text:list>
        <text:h text:style-name="P25" text:outline-level="3"><text:bookmark text:name="user-content-hooks"/>Hooks</text:h>
        <text:p text:style-name="P1"><text:span text:style-name="T3">The following is the list of protected methods that are called internally and serve as </text:span><text:span text:style-name="Emphasis"><text:span text:style-name="T3">hooks</text:span></text:span><text:span text:style-name="T3"> to override functionality of </text:span><text:span text:style-name="Source_20_Text"><text:span text:style-name="T4">ExpressHandlebars</text:span></text:span><text:span text:style-name="T3"> instances. A value or a promise can be returned from these methods which allows them to perform async operations.</text:span></text:p>
        <text:h text:style-name="P20" text:outline-level="4"><text:bookmark text:name="user-content-_compiletemplatetemplate-options"/><text:span text:style-name="Source_20_Text"><text:span text:style-name="T5">_compileTemplate(template, options)</text:span></text:span></text:h>
        <text:p text:style-name="P17">This hook will be called when a Handlebars template needs to be compiled. This function needs to return a compiled Handlebars template function, or a promise for one.</text:p>
        <text:p text:style-name="P1"><text:span text:style-name="T3">By default this hook calls </text:span><text:span text:style-name="Source_20_Text"><text:span text:style-name="T4">Handlebars.compile()</text:span></text:span><text:span text:style-name="T3">, but it can be overridden to preform operations before and/or after Handlebars compiles the template. This is useful if you wanted to first process Markdown within a Handlebars template.</text:span></text:p>
        <text:p text:style-name="P15"><text:span text:style-name="Strong_20_Emphasis"><text:span text:style-name="T3">Parameters:</text:span></text:span></text:p>
        <text:list xml:id="list2221787438717419953" text:style-name="L11">
          <text:list-item>
            <text:p text:style-name="P12"><text:span text:style-name="Source_20_Text"><text:span text:style-name="T4">template</text:span></text:span><text:span text:style-name="T3">: String Handlebars template that needs to be compiled.</text:span></text:p>
          </text:list-item>
          <text:list-item>
            <text:p text:style-name="P12"><text:span text:style-name="Source_20_Text"><text:span text:style-name="T4">options</text:span></text:span><text:span text:style-name="T3">: Object </text:span><text:span text:style-name="Source_20_Text"><text:span text:style-name="T4">compilerOptions</text:span></text:span><text:span text:style-name="T3"> that were specified when the </text:span><text:span text:style-name="Source_20_Text"><text:span text:style-name="T4">ExpressHandlebars</text:span></text:span><text:span text:style-name="T3"> instance as created. This object should be passed along to the </text:span><text:span text:style-name="Source_20_Text"><text:span text:style-name="T4">Handlebars.compile()</text:span></text:span><text:span text:style-name="T3"> function.</text:span></text:p>
          </text:list-item>
        </text:list>
        <text:h text:style-name="P20" text:outline-level="4"><text:bookmark text:name="user-content-_precompiletemplatetemplate-options"/><text:span text:style-name="Source_20_Text"><text:span text:style-name="T5">_precompileTemplate(template, options)</text:span></text:span></text:h>
        <text:p text:style-name="P17">This hook will be called when a Handlebars template needs to be precompiled. This function needs to return a serialized Handlebars template spec. string, or a promise for one.</text:p>
        <text:p text:style-name="P1"><text:span text:style-name="T3">By default this hook calls </text:span><text:span text:style-name="Source_20_Text"><text:span text:style-name="T4">Handlebars.precompile()</text:span></text:span><text:span text:style-name="T3">, but it can be overridden to preform operations before and/or after Handlebars precompiles the template. This is useful if you wanted to first process Markdown within a Handlebars template.</text:span></text:p>
        <text:p text:style-name="P15"><text:span text:style-name="Strong_20_Emphasis"><text:span text:style-name="T3">Parameters:</text:span></text:span></text:p>
        <text:list xml:id="list1054182339050275867" text:style-name="L12">
          <text:list-item>
            <text:p text:style-name="P13"><text:span text:style-name="Source_20_Text"><text:span text:style-name="T4">template</text:span></text:span><text:span text:style-name="T3">: String Handlebars template that needs to be precompiled.</text:span></text:p>
          </text:list-item>
          <text:list-item>
            <text:p text:style-name="P13"><text:soft-page-break/><text:span text:style-name="Source_20_Text"><text:span text:style-name="T4">options</text:span></text:span><text:span text:style-name="T3">: Object </text:span><text:span text:style-name="Source_20_Text"><text:span text:style-name="T4">compilerOptions</text:span></text:span><text:span text:style-name="T3"> that were specified when the </text:span><text:span text:style-name="Source_20_Text"><text:span text:style-name="T4">ExpressHandlebars</text:span></text:span><text:span text:style-name="T3"> instance as created. This object should be passed along to the </text:span><text:span text:style-name="Source_20_Text"><text:span text:style-name="T4">Handlebars.compile()</text:span></text:span><text:span text:style-name="T3"> function.</text:span></text:p>
          </text:list-item>
        </text:list>
        <text:h text:style-name="P20" text:outline-level="4"><text:bookmark text:name="user-content-_rendertemplatetemplate-context-options"/><text:span text:style-name="Source_20_Text"><text:span text:style-name="T5">_renderTemplate(template, context, options)</text:span></text:span></text:h>
        <text:p text:style-name="P17">This hook will be called when a compiled Handlebars template needs to be rendered. This function needs to returned the rendered output string, or a promise for one.</text:p>
        <text:p text:style-name="P1"><text:span text:style-name="T3">By default this hook simply calls the passed-in </text:span><text:span text:style-name="Source_20_Text"><text:span text:style-name="T4">template</text:span></text:span><text:span text:style-name="T3"> with the </text:span><text:span text:style-name="Source_20_Text"><text:span text:style-name="T4">context</text:span></text:span><text:span text:style-name="T3"> and </text:span><text:span text:style-name="Source_20_Text"><text:span text:style-name="T4">options</text:span></text:span><text:span text:style-name="T3"> arguments, but it can be overridden to perform operations before and/or after rendering the template.</text:span></text:p>
        <text:p text:style-name="P15"><text:span text:style-name="Strong_20_Emphasis"><text:span text:style-name="T3">Parameters:</text:span></text:span></text:p>
        <text:list xml:id="list2015026364953303658" text:style-name="L13">
          <text:list-item>
            <text:p text:style-name="P14"><text:span text:style-name="Source_20_Text"><text:span text:style-name="T4">template</text:span></text:span><text:span text:style-name="T3">: Compiled Handlebars template function to call.</text:span></text:p>
          </text:list-item>
          <text:list-item>
            <text:p text:style-name="P14"><text:span text:style-name="Source_20_Text"><text:span text:style-name="T4">context</text:span></text:span><text:span text:style-name="T3">: The context object in which to render the </text:span><text:span text:style-name="Source_20_Text"><text:span text:style-name="T4">template</text:span></text:span><text:span text:style-name="T3">.</text:span></text:p>
          </text:list-item>
          <text:list-item>
            <text:p text:style-name="P14"><text:span text:style-name="Source_20_Text"><text:span text:style-name="T4">options</text:span></text:span><text:span text:style-name="T3">: Object that contains options and metadata for rendering the template:</text:span></text:p>
            <text:list>
              <text:list-item>
                <text:p text:style-name="P14"><text:span text:style-name="Source_20_Text"><text:span text:style-name="T4">data</text:span></text:span><text:span text:style-name="T3">: Object to define custom </text:span><text:span text:style-name="Source_20_Text"><text:span text:style-name="T4">@variable</text:span></text:span><text:span text:style-name="T3"> private variables.</text:span></text:p>
              </text:list-item>
              <text:list-item>
                <text:p text:style-name="P14"><text:span text:style-name="Source_20_Text"><text:span text:style-name="T4">helpers</text:span></text:span><text:span text:style-name="T3">: Object to provide custom helpers in addition to the globally defined helpers.</text:span></text:p>
              </text:list-item>
              <text:list-item>
                <text:p text:style-name="P14"><text:span text:style-name="Source_20_Text"><text:span text:style-name="T4">partials</text:span></text:span><text:span text:style-name="T3">: Object to provide custom partials in addition to the globally defined partials.</text:span></text:p>
              </text:list-item>
            </text:list>
          </text:list-item>
        </text:list>
        <text:h text:style-name="P19" text:outline-level="2"><text:bookmark text:name="user-content-examples"/>Examples</text:h>
        <text:h text:style-name="P26" text:outline-level="3"><text:bookmark text:name="user-content-basic-usage-1"/><text:a xlink:type="simple" xlink:href="https://github.com/ericf/express-handlebars/tree/master/examples/basic" text:style-name="Internet_20_link" text:visited-style-name="Visited_20_Internet_20_Link"><text:span text:style-name="T7">Basic Usage</text:span></text:a></text:h>
        <text:p text:style-name="P17">This example shows the most basic way to use this view engine.</text:p>
        <text:h text:style-name="P26" text:outline-level="3"><text:bookmark text:name="user-content-advanced-usage"/><text:a xlink:type="simple" xlink:href="https://github.com/ericf/express-handlebars/tree/master/examples/advanced" text:style-name="Internet_20_link" text:visited-style-name="Visited_20_Internet_20_Link"><text:span text:style-name="T7">Advanced Usage</text:span></text:a></text:h>
        <text:p text:style-name="P17">This example is more comprehensive and shows how to use many of the features of this view engine, including helpers, partials, multiple layouts, etc.</text:p>
        <text:p text:style-name="P1"><text:span text:style-name="T3">As noted in the </text:span><text:span text:style-name="Strong_20_Emphasis"><text:span text:style-name="T3">Package Design</text:span></text:span><text:span text:style-name="T3"> section, this view engine's implementation is instance-based, and more advanced usages can take advantage of this. The Advanced Usage example demonstrates how to use an </text:span><text:span text:style-name="Source_20_Text"><text:span text:style-name="T4">ExpressHandlebars</text:span></text:span><text:span text:style-name="T3"> instance to share templates with the client, among other features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iberation Mono', Menlo, Monaco, Courier, monospace"/>
    <style:font-face style:name="Courier New1" svg:font-family="'Courier New', monospace"/>
    <style:font-face style:name="OpenSymbol" svg:font-family="OpenSymbol"/>
    <style:font-face style:name="Source Sans Pro" svg:font-family="'Source Sans Pro', 'Lucida Grande', sans-serif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irst Last</meta:initial-creator>
    <meta:creation-date>2017-03-22T07:06:45.21</meta:creation-date>
    <meta:document-statistic meta:table-count="0" meta:image-count="2" meta:object-count="0" meta:page-count="12" meta:paragraph-count="319" meta:word-count="3194" meta:character-count="21691"/>
    <dc:date>2017-03-22T07:13:16.39</dc:date>
    <dc:creator>First Last</dc:creator>
    <meta:editing-duration>PT6M38S</meta:editing-duration>
    <meta:editing-cycles>1</meta:editing-cycles>
    <meta:generator>OpenOffice/4.1.2$Win32 OpenOffice.org_project/412m3$Build-9782</meta:generator>
  </office:meta>
</office:document-meta>
</file>